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erif CJK KR1" fo:font-style="normal" officeooo:rsid="00615aed" officeooo:paragraph-rsid="00615aed" style:font-name-asian="Noto Serif CJK KR1" style:font-style-asian="normal" style:font-name-complex="Noto Serif CJK KR1" style:font-style-complex="normal"/>
    </style:style>
    <style:style style:name="P2" style:family="paragraph" style:parent-style-name="Standard">
      <style:text-properties style:font-name="Noto Serif CJK KR1" fo:font-style="normal" officeooo:rsid="0063090c" officeooo:paragraph-rsid="0063090c" style:font-name-asian="Noto Serif CJK KR1" style:font-style-asian="normal" style:font-name-complex="Noto Serif CJK KR1" style:font-style-complex="normal"/>
    </style:style>
    <style:style style:name="P3" style:family="paragraph" style:parent-style-name="Standard">
      <style:text-properties style:font-name="Noto Serif CJK KR1" fo:font-style="normal" officeooo:rsid="00637d41" officeooo:paragraph-rsid="00637d41" style:font-name-asian="Noto Serif CJK KR1" style:font-style-asian="normal" style:font-name-complex="Noto Serif CJK KR1" style:font-style-complex="normal"/>
    </style:style>
    <style:style style:name="P4" style:family="paragraph" style:parent-style-name="Standard">
      <style:text-properties style:font-name="Noto Serif CJK KR1" fo:font-style="normal" officeooo:rsid="0064019b" officeooo:paragraph-rsid="0064019b" style:font-name-asian="Noto Serif CJK KR1" style:font-style-asian="normal" style:font-name-complex="Noto Serif CJK KR1" style:font-style-complex="normal"/>
    </style:style>
    <style:style style:name="P5" style:family="paragraph" style:parent-style-name="Standard">
      <style:text-properties style:font-name="Noto Serif CJK KR1" fo:font-style="normal" officeooo:rsid="00647219" officeooo:paragraph-rsid="00647219" style:font-name-asian="Noto Serif CJK KR1" style:font-style-asian="normal" style:font-name-complex="Noto Serif CJK KR1" style:font-style-complex="normal"/>
    </style:style>
    <style:style style:name="P6" style:family="paragraph" style:parent-style-name="Standard">
      <style:text-properties style:font-name="Noto Serif CJK KR1" fo:font-style="normal" officeooo:rsid="0065d790" officeooo:paragraph-rsid="0065d790" style:font-name-asian="Noto Serif CJK KR1" style:font-style-asian="normal" style:font-name-complex="Noto Serif CJK KR1" style:font-style-complex="normal"/>
    </style:style>
    <style:style style:name="P7" style:family="paragraph" style:parent-style-name="Standard">
      <style:text-properties style:font-name="Noto Serif CJK KR1" fo:font-style="normal" officeooo:rsid="0066c28c" officeooo:paragraph-rsid="0066c28c" style:font-name-asian="Noto Serif CJK KR1" style:font-style-asian="normal" style:font-name-complex="Noto Serif CJK KR1" style:font-style-complex="normal"/>
    </style:style>
    <style:style style:name="P8" style:family="paragraph" style:parent-style-name="Standard">
      <style:text-properties style:font-name="Noto Serif CJK KR1" fo:font-style="normal" officeooo:rsid="0068754c" officeooo:paragraph-rsid="0068754c" style:font-name-asian="Noto Serif CJK KR1" style:font-style-asian="normal" style:font-name-complex="Noto Serif CJK KR1" style:font-style-complex="normal"/>
    </style:style>
    <style:style style:name="P9" style:family="paragraph" style:parent-style-name="Standard">
      <style:text-properties style:font-name="Noto Serif CJK KR1" fo:font-style="normal" officeooo:rsid="0069c9ef" officeooo:paragraph-rsid="0069c9ef" style:font-name-asian="Noto Serif CJK KR1" style:font-style-asian="normal" style:font-name-complex="Noto Serif CJK KR1" style:font-style-complex="normal"/>
    </style:style>
    <style:style style:name="P10" style:family="paragraph" style:parent-style-name="Standard">
      <style:text-properties style:font-name="Noto Serif CJK KR1" fo:font-style="normal" officeooo:rsid="006b99ac" officeooo:paragraph-rsid="006b99ac" style:font-name-asian="Noto Serif CJK KR1" style:font-style-asian="normal" style:font-name-complex="Noto Serif CJK KR1" style:font-style-complex="normal"/>
    </style:style>
    <style:style style:name="P11" style:family="paragraph" style:parent-style-name="Standard">
      <style:text-properties style:font-name="Noto Serif CJK KR1" fo:font-style="normal" officeooo:rsid="006d2cb4" officeooo:paragraph-rsid="006d2cb4" style:font-name-asian="Noto Serif CJK KR1" style:font-style-asian="normal" style:font-name-complex="Noto Serif CJK KR1" style:font-style-complex="normal"/>
    </style:style>
    <style:style style:name="P12" style:family="paragraph" style:parent-style-name="Standard">
      <style:text-properties style:font-name="Noto Serif CJK KR1" fo:font-style="normal" officeooo:rsid="006dd4dc" officeooo:paragraph-rsid="006dd4dc" style:font-name-asian="Noto Serif CJK KR1" style:font-style-asian="normal" style:font-name-complex="Noto Serif CJK KR1" style:font-style-complex="normal"/>
    </style:style>
    <style:style style:name="T1" style:family="text">
      <style:text-properties officeooo:rsid="00647219"/>
    </style:style>
    <style:style style:name="T2" style:family="text">
      <style:text-properties officeooo:rsid="006d2c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r/include : 표준 include 디렉터리 (stdio 등)</text:p>
      <text:p text:style-name="P2">#gcc -I경로 -o 함수이름 함수파일이름 : 해당 경로에서 찿도록하기</text:p>
      <text:p text:style-name="P2"/>
      <text:p text:style-name="P2">#include “경로” : 해당 경로를 헤더파일 찾기 경로로 한다.</text:p>
      <text:p text:style-name="P2"/>
      <text:p text:style-name="P2">#gcc -c 파일이름 파일이름 : 파일을 오브젝트 파일로 만들어준다.</text:p>
      <text:p text:style-name="P2">-o 오브젝트파일을 링크시켜 실행파일을 만든다.</text:p>
      <text:p text:style-name="P2">-o 실행파일 이름 오브젝트 오브젝트 : 오브젝트 파일을 이용해서 실행파일을 만든다.</text:p>
      <text:p text:style-name="P2"/>
      <text:p text:style-name="P2">라이브러리 : 오브젝트 파일들을 묶은것</text:p>
      <text:p text:style-name="P2">정적라이브러리 : 실행파일에 완전히 종속되는 형식</text:p>
      <text:p text:style-name="P2">공유 라이브러리 : 실행될때마다 해당 라이브러리를 불러오는 형식</text:p>
      <text:p text:style-name="P2"/>
      <text:p text:style-name="P3">ar rc <text:span text:style-name="T1">lib</text:span>파일이름.a 오브 오브 오브... : 파일이름으로 오브젝트파일을 합친다.</text:p>
      <text:p text:style-name="P3">r : 정적라이브러리를 만들겠다는 뜻</text:p>
      <text:p text:style-name="P3">c : 새로 생성한다는 뜻</text:p>
      <text:p text:style-name="P4">t 파일.a : 해당 라이브러리가 포함하는 오브젝트를 나타낸다.</text:p>
      <text:p text:style-name="P5">gcc -o 실파이름 c파일 -L.경로 -llib뺀파일이름.a도 뺌</text:p>
      <text:p text:style-name="P5"/>
      <text:p text:style-name="P5">동적 라이브러리</text:p>
      <text:p text:style-name="P6">gcc -fPIC -c c파일 c파일.. : 동적으로 할때는 fpic을 줘야됨</text:p>
      <text:p text:style-name="P6">gcc -shard -W1,-soname,lib파일이름so.so.1 -o lib파일이름so.1.0.1 옵젝 옵젝 .... :동적 만듬</text:p>
      <text:p text:style-name="P6"/>
      <text:p text:style-name="P7">lib파일이름so.1.0.1 : lib,,,.so를 찾는다.</text:p>
      <text:p text:style-name="P7"/>
      <text:p text:style-name="P7">ln -s lib파일이름1.0. lib.so : 링크시킨다.</text:p>
      <text:p text:style-name="P7"/>
      <text:p text:style-name="P7">so는 없어도됨</text:p>
      <text:p text:style-name="P7"/>
      <text:p text:style-name="P7">오브젝트 링크는 정적고 같음</text:p>
      <text:p text:style-name="P7"/>
      <text:p text:style-name="P8">so 파일은 호출해야함 이때 파일을 찾는 디렉토리는 etc/ld.so.conf에 정의 되어있음</text:p>
      <text:p text:style-name="P8">직접 정의 된 디렉터리에 파일을 넣던가</text:p>
      <text:p text:style-name="P8"/>
      <text:p text:style-name="P8">export LD_LIBRARY_PATH=./:경로 :경로로 새 라이브러리 찾기 경로를 추가</text:p>
      <text:p text:style-name="P8"/>
      <text:p text:style-name="P9">write(1,2,3) : 1이 가리키는 파일에 2를 3만큼 쓴다.</text:p>
      <text:p text:style-name="P9">- 1에 1(표준출력)을 쓰면 print</text:p>
      <text:p text:style-name="P9"><text:s/>2(표준에러)를 쓰면 표준에러 형태로 출력</text:p>
      <text:p text:style-name="P9">read(1,2,3) : 2에 1을 3만큼 읽는다.</text:p>
      <text:p text:style-name="P9">- 1에 0(표준입력)을 쓰면 scrap</text:p>
      <text:p text:style-name="P9"/>
      <text:p text:style-name="P10"><text:soft-page-break/>open(file, mode): file을 모드로 연다.</text:p>
      <text:p text:style-name="P11">O_RDONLY : 읽기모드</text:p>
      <text:p text:style-name="P12">O_WRONLY : 쓰기모드</text:p>
      <text:p text:style-name="P12">mode|O_CREAT,S_IRWXU : 사용자에게 읽기 쓰기 실행권한을 준다.</text:p>
      <text:p text:style-name="P10"/>
      <text:p text:style-name="P10">리턴값은 int</text:p>
      <text:p text:style-name="P10"/>
      <text:p text:style-name="P10">에러인지 확인하려면 <text:span text:style-name="T2">Return값 &lt;0을 하면 된다 참이면 오류</text:span></text:p>
      <text:p text:style-name="P10"/>
      <text:p text:style-name="P10">perror(“a”) : 에러가 일어나면 “a”: 에러 원인 을 출력한다.</text:p>
      <text:p text:style-name="P9"/>
      <text:p text:style-name="P9">입출력은 다 파일이다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3T17:52:28.210889811</dc:date>
    <meta:editing-duration>PT17H3M43S</meta:editing-duration>
    <meta:editing-cycles>68</meta:editing-cycles>
    <meta:generator>LibreOffice/6.4.6.2$Linux_X86_64 LibreOffice_project/40$Build-2</meta:generator>
    <meta:document-statistic meta:table-count="0" meta:image-count="0" meta:object-count="0" meta:page-count="2" meta:paragraph-count="37" meta:word-count="662" meta:character-count="1139" meta:non-whitespace-character-count="940"/>
  </office:meta>
</office:document-meta>
</file>